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946cm" svg:height="0.645cm" svg:x="3.709cm" svg:y="2.638cm">
          <draw:text-box>
            <text:p text:style-name="P1"><text:span text:style-name="T1">der Hund</text:span></text:p>
          </draw:text-box>
        </draw:frame>
        <draw:frame draw:style-name="gr1" draw:text-style-name="P1" draw:layer="layout" svg:width="2.665cm" svg:height="0.645cm" svg:x="4.9cm" svg:y="0.8cm">
          <draw:text-box>
            <text:p text:style-name="P1"><text:span text:style-name="T1">Der Hund jagt</text:span></text:p>
          </draw:text-box>
        </draw:frame>
        <draw:frame draw:style-name="gr1" draw:text-style-name="P1" draw:layer="layout" svg:width="1.065cm" svg:height="0.645cm" svg:x="7.409cm" svg:y="2.6cm">
          <draw:text-box>
            <text:p text:style-name="P1"><text:span text:style-name="T1">jagt</text:span></text:p>
          </draw:text-box>
        </draw:frame>
        <draw:frame draw:style-name="gr1" draw:text-style-name="P1" draw:layer="layout" svg:width="1.34cm" svg:height="0.645cm" svg:x="5.109cm" svg:y="4.338cm">
          <draw:text-box>
            <text:p text:style-name="P1"><text:span text:style-name="T1">Hund</text:span></text:p>
          </draw:text-box>
        </draw:frame>
        <draw:frame draw:style-name="gr1" draw:text-style-name="P1" draw:layer="layout" svg:width="1.01cm" svg:height="0.645cm" svg:x="3.193cm" svg:y="4.338cm">
          <draw:text-box>
            <text:p text:style-name="P1"><text:span text:style-name="T1">der</text:span></text:p>
          </draw:text-box>
        </draw:frame>
        <draw:frame draw:style-name="gr1" draw:text-style-name="P1" draw:layer="layout" svg:width="0.968cm" svg:height="0.645cm" svg:x="6.509cm" svg:y="4.338cm">
          <draw:text-box>
            <text:p text:style-name="P1"><text:span text:style-name="T1">jag</text:span></text:p>
          </draw:text-box>
        </draw:frame>
        <draw:frame draw:style-name="gr1" draw:text-style-name="P1" draw:layer="layout" svg:width="0.718cm" svg:height="0.645cm" svg:x="8.609cm" svg:y="4.338cm">
          <draw:text-box>
            <text:p text:style-name="P1"><text:span text:style-name="T1">-t</text:span></text:p>
          </draw:text-box>
        </draw:frame>
        <draw:line draw:style-name="gr2" draw:text-style-name="P2" draw:layer="layout" svg:x1="4.7cm" svg:y1="2.7cm" svg:x2="6.309cm" svg:y2="1.5cm">
          <text:p/>
        </draw:line>
        <draw:line draw:style-name="gr2" draw:text-style-name="P2" draw:layer="layout" svg:x1="7.909cm" svg:y1="3.3cm" svg:x2="6.909cm" svg:y2="4.3cm">
          <text:p/>
        </draw:line>
        <draw:line draw:style-name="gr2" draw:text-style-name="P2" draw:layer="layout" svg:x1="8.909cm" svg:y1="4.3cm" svg:x2="7.909cm" svg:y2="3.3cm">
          <text:p/>
        </draw:line>
        <draw:line draw:style-name="gr2" draw:text-style-name="P2" draw:layer="layout" svg:x1="4.709cm" svg:y1="3.3cm" svg:x2="3.709cm" svg:y2="4.3cm">
          <text:p/>
        </draw:line>
        <draw:line draw:style-name="gr2" draw:text-style-name="P2" draw:layer="layout" svg:x1="5.709cm" svg:y1="4.3cm" svg:x2="4.709cm" svg:y2="3.3cm">
          <text:p/>
        </draw:line>
        <draw:line draw:style-name="gr2" draw:text-style-name="P2" draw:layer="layout" svg:x1="7.909cm" svg:y1="2.7cm" svg:x2="6.3cm" svg:y2="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5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0-09T22:02:36</meta:creation-date>
    <dc:date>2011-02-23T00:35:47</dc:date>
    <dc:creator>artur </dc:creator>
    <meta:editing-duration>PT00H17M00S</meta:editing-duration>
    <meta:editing-cycles>6</meta:editing-cycles>
    <meta:generator>OpenOffice.org/3.2$Linux OpenOffice.org_project/320m19$Build-9505</meta:generator>
    <meta:document-statistic meta:object-count="13"/>
  </office:meta>
</office:document-meta>
</file>